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30.69mm"/>
    </style:style>
    <style:style style:name="co13" style:family="table-column">
      <style:table-column-properties fo:break-before="auto" style:column-width="29.02mm"/>
    </style:style>
    <style:style style:name="co14" style:family="table-column">
      <style:table-column-properties fo:break-before="auto" style:column-width="24.99mm"/>
    </style:style>
    <style:style style:name="co15" style:family="table-column">
      <style:table-column-properties fo:break-before="auto" style:column-width="20.53mm"/>
    </style:style>
    <style:style style:name="co16" style:family="table-column">
      <style:table-column-properties fo:break-before="auto" style:column-width="22.28mm"/>
    </style:style>
    <style:style style:name="co17" style:family="table-column">
      <style:table-column-properties fo:break-before="auto" style:column-width="25.9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Zadanie">
      <style:table-properties table:display="true" style:writing-mode="lr-tb"/>
    </style:style>
    <style:style style:name="ta4" style:family="table" style:master-page-name="PageStyle_5f_w3">
      <style:table-properties table:display="true" style:writing-mode="lr-tb"/>
    </style:style>
    <style:style style:name="ta5" style:family="table" style:master-page-name="PageStyle_5f_kobiety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43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45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46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47" style:family="table-cell" style:parent-style-name="Wartość_20_tabeli_20_przestawnej" style:data-style-name="N111">
      <style:table-cell-properties fo:border-bottom="none" fo:border-left="0.99pt solid #000000" fo:border-right="2.01pt solid #000000" fo:border-top="0.99pt solid #000000"/>
    </style:style>
    <style:style style:name="ce48" style:family="table-cell" style:parent-style-name="Wartość_20_tabeli_20_przestawnej" style:data-style-name="N111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Wynik_20_tabeli_20_przestawnej" style:data-style-name="N111">
      <style:table-cell-properties fo:border-bottom="2.01pt solid #000000" fo:border-left="0.99pt solid #000000" fo:border-right="2.01pt solid #000000" fo:border-top="0.99pt solid #000000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8" table:number-columns-repeated="246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8" office:value-type="string" calcext:value-type="string">
            <text:p>Staż pracy</text:p>
          </table:table-cell>
          <table:table-cell table:style-name="ce15" office:value-type="string" calcext:value-type="string">
            <text:p>Zarobki </text:p>
          </table:table-cell>
          <table:table-cell table:number-columns-repeated="2" table:style-name="ce11" office:value-type="string" calcext:value-type="string">
            <text:p>Płeć</text:p>
          </table:table-cell>
          <table:table-cell table:number-columns-repeated="1011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w4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Ilość:</text:p>
          </table:table-cell>
          <table:table-cell table:formula="of:=DCOUNTA([.A4:.G103];[.F4];[.K4:.K6])" office:value-type="float" office:value="99" calcext:value-type="float">
            <text:p>99</text:p>
          </table:table-cell>
          <table:table-cell table:number-columns-repeated="101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Suma:</text:p>
          </table:table-cell>
          <table:table-cell table:formula="of:=DSUM([.A4:.G103];[.F4];[.K4:.K6])" office:value-type="float" office:value="118488.66" calcext:value-type="float">
            <text:p>118488,66</text:p>
          </table:table-cell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office:value-type="string" calcext:value-type="string">
            <text:p>Średnia K:</text:p>
          </table:table-cell>
          <table:table-cell table:formula="of:=DAVERAGE([.A4:.G103];[.F4];[.L4:.L5])" office:value-type="float" office:value="994.878787878788" calcext:value-type="float">
            <text:p>994,878787878788</text:p>
          </table:table-cell>
          <table:table-cell table:number-columns-repeated="101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office:value-type="string" calcext:value-type="string">
            <text:p>Średnia M:</text:p>
          </table:table-cell>
          <table:table-cell table:formula="of:=DAVERAGE([.A4:.G103];[.F4];[.M4:.M5])" office:value-type="float" office:value="1600.80787878788" calcext:value-type="float">
            <text:p>1600,80787878788</text:p>
          </table:table-cell>
          <table:table-cell table:number-columns-repeated="1014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Baza danych_1" table:style-name="ta2">
        <office:forms form:automatic-focus="false" form:apply-design-mode="false"/>
        <table:table-column table:style-name="co3" table:default-cell-style-name="ce42"/>
        <table:table-column table:style-name="co12" table:default-cell-style-name="ce46"/>
        <table:table-row table:style-name="ro5">
          <table:table-cell office:value-type="string" calcext:value-type="string">
            <text:p>Płeć</text:p>
          </table:table-cell>
          <table:table-cell office:value-type="string" calcext:value-type="string">
            <text:p>Średnia - Zarobki </text:p>
          </table:table-cell>
        </table:table-row>
        <table:table-row table:style-name="ro5">
          <table:table-cell table:style-name="ce43" office:value-type="string" calcext:value-type="string">
            <text:p>K</text:p>
          </table:table-cell>
          <table:table-cell table:style-name="ce47" office:value-type="float" office:value="994.878787878788" calcext:value-type="float">
            <text:p><text:s/>994,88 zł </text:p>
          </table:table-cell>
        </table:table-row>
        <table:table-row table:style-name="ro5">
          <table:table-cell table:style-name="ce44" office:value-type="string" calcext:value-type="string">
            <text:p>M</text:p>
          </table:table-cell>
          <table:table-cell table:style-name="ce48" office:value-type="float" office:value="1600.80787878788" calcext:value-type="float">
            <text:p><text:s/>1 600,81 zł </text:p>
          </table:table-cell>
        </table:table-row>
        <table:table-row table:style-name="ro5">
          <table:table-cell table:style-name="ce45" office:value-type="string" calcext:value-type="string">
            <text:p>Razem Wynik</text:p>
          </table:table-cell>
          <table:table-cell table:style-name="ce49" office:value-type="float" office:value="1196.85515151515" calcext:value-type="float">
            <text:p><text:s/>1 196,86 zł </text:p>
          </table:table-cell>
        </table:table-row>
      </table:table>
      <table:table table:name="Zadanie" table:style-name="ta3">
        <office:forms form:automatic-focus="false" form:apply-design-mode="false"/>
        <table:table-column table:style-name="co13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2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4">
        <office:forms form:automatic-focus="false" form:apply-design-mode="false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8" table:number-columns-repeated="254" table:default-cell-style-name="ce5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5">
        <table:table-column table:style-name="co8" table:number-columns-repeated="5" table:default-cell-style-name="ce5"/>
        <table:table-column table:style-name="co16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 table:number-rows-repeated="104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6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7" table:style-name="ta2">
        <office:forms form:automatic-focus="false" form:apply-design-mode="false"/>
        <table:table-column table:style-name="co3" table:default-cell-style-name="ce4"/>
        <table:table-column table:style-name="co17" table:default-cell-style-name="ce9"/>
        <table:table-column table:style-name="co3" table:default-cell-style-name="ce9"/>
        <table:table-column table:style-name="co3" table:number-columns-repeated="2" table:default-cell-style-name="ce13"/>
        <table:table-column table:style-name="co3" table:default-cell-style-name="ce17"/>
        <table:table-column table:style-name="co3" table:default-cell-style-name="ce13"/>
        <table:table-column table:style-name="co3" table:number-columns-repeated="3" table:default-cell-style-name="Default"/>
        <table:table-column table:style-name="co3" table:default-cell-style-name="ce4"/>
        <table:table-column table:style-name="co3" table:number-columns-repeated="2" table:default-cell-style-name="ce9"/>
        <table:table-column table:style-name="co3" table:number-columns-repeated="2" table:default-cell-style-name="ce13"/>
        <table:table-column table:style-name="co3" table:default-cell-style-name="ce17"/>
        <table:table-column table:style-name="co3" table:default-cell-style-name="ce13"/>
        <table:table-row table:style-name="ro5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3"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5">
          <table:table-cell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Bzowic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rom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Bromke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Chyż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style-name="Default" table:number-columns-repeated="7"/>
          <table:table-cell table:number-columns-repeated="3"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Default" table:number-columns-repeated="7"/>
          <table:table-cell table:number-columns-repeated="3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Default" table:number-columns-repeated="7"/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Gontar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Default" table:number-columns-repeated="7"/>
          <table:table-cell table:number-columns-repeated="3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Tur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eleń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alk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Dola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style-name="Default" table:number-columns-repeated="7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Trza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style-name="Default" table:number-columns-repeated="7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Trzaskal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style-name="Default" table:number-columns-repeated="7"/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Irchanowicz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zowic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Joachim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om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Osip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romke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yż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Ciche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Turk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Gontar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Filo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B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Tur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Chl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Ch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Gąsior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Gawrylcz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Jeleń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alk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Osipow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Dola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B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Graczyk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za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Zuchar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zaskal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Irchanowicz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Baler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Joachim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Osip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Ircha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S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Ciche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Chorz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Turk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Bor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Filo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Domaradz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Domerals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Ci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string" calcext:value-type="string">
            <text:p>Gawryl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Gontar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B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Zucharan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Chl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Ch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Gawrylcz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Osipow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B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Graczyk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Zuchar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Baler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Gąsior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Ircha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S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Chorz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Bor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Ci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Gawryl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Gontar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Zucharan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 table:number-rows-repeated="5">
          <table:table-cell table:style-name="Default" table:number-columns-repeated="7"/>
          <table:table-cell table:number-columns-repeated="3"/>
          <table:table-cell table:style-name="Default" table:number-columns-repeated="7"/>
        </table:table-row>
        <table:table-row table:style-name="ro4">
          <table:table-cell table:style-name="Default" table:number-columns-repeated="7"/>
          <table:table-cell table:number-columns-repeated="3"/>
          <table:table-cell table:style-name="Default" table:number-columns-repeated="7"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 table:orientation="column">
          <table:filter table:target-range-address="'w2 M w5 K'.K1" table:condition-source-range-address="'Baza danych'.K4:'Baza danych'.L6">
            <table:filter-or>
              <table:filter-and>
                <table:filter-condition table:field-number="2" table:data-type="number" table:value="1000" table:operator="&lt;"/>
                <table:filter-condition table:field-number="1" table:value="K" table:operator="="/>
              </table:filter-and>
              <table:filter-condition table:field-number="2" table:data-type="number" table:value="4000" table:operator="&gt;"/>
            </table:filter-or>
          </table:filter>
        </table:database-range>
        <table:database-range table:name="__Anonymous_Sheet_DB__3" table:target-range-address="w3.A32:w3.G47" table:orientation="column"/>
        <table:database-range table:name="__Anonymous_Sheet_DB__7" table:target-range-address="Arkusz7.K1:Arkusz7.Q63"/>
      </table:database-ranges>
      <table:data-pilot-tables>
        <table:data-pilot-table table:name="DataPilot1" table:application-data="" table:target-range-address="'Tabela przestawna_Baza danych_1'.A1:'Tabela przestawna_Baza danych_1'.B4" table:buttons="'Tabela przestawna_Baza danych_1'.A1" table:show-filter-button="false" table:drill-down-on-double-click="false">
          <table:source-cell-range table:cell-range-address="'Baza danych'.A4:'Baza danych'.G1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row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average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57:23.8193871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32:54.525138337</dc:date>
    <meta:editing-cycles>30</meta:editing-cycles>
    <meta:editing-duration>PT54M</meta:editing-duration>
    <meta:generator>LibreOffice/6.0.7.3$Linux_X86_64 LibreOffice_project/00m0$Build-3</meta:generator>
    <meta:document-statistic meta:table-count="8" meta:cell-count="2160" meta:object-count="0"/>
  </office:meta>
</office:document-meta>
</file>